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EMessageReceiver.hasResponse( AxisOperation o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DEMessageReceiver.invokeBusinessLogic( MessageContext msgContext , MessageContext outMsg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MessageReceiver.invokeBusinessLogic( final MessageContext msg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ODEMessageReceiver.setService( ODE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